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b8ab"/>
    </style:style>
    <style:style style:name="P2" style:family="paragraph" style:parent-style-name="Standard">
      <style:text-properties officeooo:rsid="0017b8ab" officeooo:paragraph-rsid="0017b8ab"/>
    </style:style>
    <style:style style:name="P3" style:family="paragraph" style:parent-style-name="Standard">
      <style:text-properties officeooo:rsid="00188b5b" officeooo:paragraph-rsid="00188b5b"/>
    </style:style>
    <style:style style:name="P4" style:family="paragraph" style:parent-style-name="Standard">
      <style:text-properties officeooo:rsid="001b13d1" officeooo:paragraph-rsid="001b13d1"/>
    </style:style>
    <style:style style:name="P5" style:family="paragraph" style:parent-style-name="Standard">
      <style:text-properties officeooo:rsid="001bcc02" officeooo:paragraph-rsid="001bcc02"/>
    </style:style>
    <style:style style:name="P6" style:family="paragraph" style:parent-style-name="Standard">
      <style:text-properties officeooo:rsid="001d6608" officeooo:paragraph-rsid="001d6608"/>
    </style:style>
    <style:style style:name="P7" style:family="paragraph" style:parent-style-name="Standard">
      <style:text-properties officeooo:rsid="001f88af" officeooo:paragraph-rsid="001f88af"/>
    </style:style>
    <style:style style:name="T1" style:family="text">
      <style:text-properties officeooo:rsid="00188b5b"/>
    </style:style>
    <style:style style:name="T2" style:family="text">
      <style:text-properties officeooo:rsid="001d6608"/>
    </style:style>
    <style:style style:name="T3" style:family="text">
      <style:text-properties officeooo:rsid="001e54c0"/>
    </style:style>
    <style:style style:name="T4" style:family="text">
      <style:text-properties officeooo:rsid="001f8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bankpraktikum<text:tab/><text:tab/><text:tab/><text:tab/><text:tab/><text:tab/><text:tab/>LWB/Schäfer</text:p>
      <text:p text:style-name="P1"/>
      <text:p text:style-name="P1"/>
      <text:p text:style-name="P2">FahrAway</text:p>
      <text:p text:style-name="P1"/>
      <text:p text:style-name="P2">1. Textuelle Beschreibung</text:p>
      <text:p text:style-name="P2"/>
      <text:p text:style-name="P2">Die Miniwelt FahrAway modelliert durchgeführte Klassen- und Kursfahrten an einer Schule mit SEKI- und SEK-II-Schülern. Dazu sieht sie <text:span text:style-name="T1">die </text:span>folgende<text:span text:style-name="T1">n sechs </text:span>Entitäten vor:</text:p>
      <text:p text:style-name="P2"/>
      <text:p text:style-name="P2">- Fahrt</text:p>
      <text:p text:style-name="P2">- Ort</text:p>
      <text:p text:style-name="P2">- Unterkunft</text:p>
      <text:p text:style-name="P2">- Aktivität</text:p>
      <text:p text:style-name="P2">- Schüler</text:p>
      <text:p text:style-name="P2">- Lehrer</text:p>
      <text:p text:style-name="P2"/>
      <text:p text:style-name="P6">Sieht man die Fahrten lediglich als Beziehung zwischen Schülern, Lehrern und Ort vor, erhält man im Relationen-Modell <text:span text:style-name="T3">unerwünschte Wiederholungen der Fahrten-Attribute für jeden Teilnehmer. Daher ist Fahrt als Entität vorgesehen, die mit allen anderen Entitäten in Beziehung tritt. <text:s/></text:span></text:p>
      <text:p text:style-name="P2"/>
      <text:p text:style-name="P7">Im Relationenmodell geht die Entität Unterkunft mit ihren Attributen in der Relation Fahrt auf, weil zwischen diesen beiden eine eindeutige Beziehung besteht. <text:s/><text:span text:style-name="T4">(ist falsch !!!)</text:span></text:p>
      <text:p text:style-name="P2"/>
      <text:p text:style-name="P2"/>
      <text:p text:style-name="P7">Die Attribute <text:s/></text:p>
      <text:p text:style-name="P2"/>
      <text:p text:style-name="P4">Lehrer werden mit Name, <text:s/>Schüler zusätzlich mit Klasse, Geschlecht und Alter erfasst.</text:p>
      <text:p text:style-name="P4">Die Fahrt erhält lediglich den Zeitraum „von … bis“</text:p>
      <text:p text:style-name="P5">Die Unterkunft erhält die Attribute „Typ“, Kosten, Erreichbarkeit und Entfernung zum Stadtkern</text:p>
      <text:p text:style-name="P5">Beim Ort unterscheiden wir zwischen „ländlich, städtisch“, Entfernung, Geografie, Sprache, Transportmittel und dem bereits erwähnten Schickfaktor.</text:p>
      <text:p text:style-name="P5">Anbieter einer Aktivität werden mit Name, Post- / Internet-Adresse, erfasst.</text:p>
      <text:p text:style-name="P5">Aktivitäten sind spezifiziert mit <text:span text:style-name="T2">Kategorie </text:span><text:s/>und <text:s/><text:span text:style-name="T2">Bezeichnung (</text:span>wie zum Beispiel Sport , Schi-Fahren<text:span text:style-name="T2">) sowie deren Bezug zu einem Schulfach. Weitere Kenngrößen sind Mindestalter, Kosten, Jahreszeit, das Mindestalter sowie weitere Voraussetzungen seitens des Schülers, geeignete Jahreszeit und eine Bewertung. <text:s/></text:span><text:s/></text:p>
      <text:p text:style-name="P5"/>
      <text:p text:style-name="P4"/>
      <text:p text:style-name="P2"/>
      <text:p text:style-name="P3">Die Entitäten treten auf naheliegende Weise miteinander in Beziehung:</text:p>
      <text:p text:style-name="P3"/>
      <text:p text:style-name="P3">Schüler <text:s text:c="5"/>nimmt Teil an <text:s text:c="3"/><text:tab/> Fahrt</text:p>
      <text:p text:style-name="P3">Lehrer <text:s text:c="3"/><text:tab/>begleitet <text:s text:c="3"/><text:tab/> Fahrt</text:p>
      <text:p text:style-name="P3">Fahrt <text:s/><text:tab/><text:tab/> <text:s text:c="2"/>bezieht <text:tab/> Unterkunft <text:s text:c="2"/><text:tab/>liegt in <text:s text:c="3"/>Ort</text:p>
      <text:p text:style-name="P4">Anbieter<text:tab/>bietet an<text:tab/>Aktivität <text:s/>wurde durchgeführt<text:tab/>Fahrt</text:p>
      <text:p text:style-name="P3"><text:s text:c="4"/></text:p>
      <text:p text:style-name="P2"/>
      <text:p text:style-name="P3">Die Datenbank erlaubt die Abschätzung der ungefähren Kosten für Unterkunft und Aktivitäten, indem sie in der Entität „Ort“ einen „Schick-Fakten“ verwaltet, der die pauschalen Kosten in „Unterkunft“ und „Aktivität“ an das lokale Preisniveau anpasst.</text:p>
      <text:p text:style-name="P2"/>
      <text:p text:style-name="P2"><text:soft-page-break/>Die Datenbank FahrA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28:11.861839814</meta:creation-date>
    <dc:date>2018-04-23T14:54:46.096872073</dc:date>
    <meta:editing-duration>PT11M19S</meta:editing-duration>
    <meta:editing-cycles>2</meta:editing-cycles>
    <meta:generator>LibreOffice/5.2.0.4$Linux_X86_64 LibreOffice_project/066b007f5ebcc236395c7d282ba488bca6720265</meta:generator>
    <meta:document-statistic meta:table-count="0" meta:image-count="0" meta:object-count="0" meta:page-count="2" meta:paragraph-count="27" meta:word-count="270" meta:character-count="2040" meta:non-whitespace-character-count="1741"/>
  </office:meta>
</office:document-meta>
</file>